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text" style:name="T7" style:display-name="T7">
      <style:text-properties style:font-name="DejaVu Sans Mono" fo:font-size="10pt" fo:language="en" fo:country="US" fo:font-weight="normal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Preformatted-Text">
      <style:paragraph-properties fo:text-align="left" style:writing-mode="lr"/>
      <style:text-properties style:font-name="DejaVu Sans Mono" fo:font-size="10pt" fo:language="en" fo:country="US" fo:font-weight="normal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left" style:writing-mode="lr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3: New function conjgrad as gateway to the Conjugate Gradient family solvers. pcg obsolete as it is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4 2013</text:p>
        <text:p text:style-name="P2"/>
        <text:p text:style-name="P3"/>
        <text:p text:style-name="P4">Abstract</text:p>
        <text:p text:style-name="P5"><text:span text:style-name="T1">The aim of this SEP is to present the new function </text:span>conjgrad<text:span text:style-name="T1">, which is a gateway to chose from:</text:span></text:p>
        <text:p text:style-name="P3"><text:span text:style-name="T1">- “pcg” (Predonditioned Conjugate Gradient),</text:span></text:p>
        <text:p text:style-name="P3"><text:span text:style-name="T1">- “cgs” (predonditioned Conjugate Gradient Squared),</text:span></text:p>
        <text:p text:style-name="P3"><text:span text:style-name="T1">- “bicg” (predonditioned BiConjugate Gradient) and</text:span></text:p>
        <text:p text:style-name="P3"><text:span text:style-name="T1">- “bicgstab” (predonditioned BiConjugate Gradient Stabilized) linear system solver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.</text:span></text:p>
        <text:p text:style-name="P3"><text:span text:style-name="T2">conjgrad introduces three new solvers: “cgs”, “bicg” and “bicgstab” selectable from an input argument.</text:span></text:p>
        <text:p text:style-name="P3"/>
        <text:p text:style-name="P5"><text:span text:style-name="T2">As it is, the pcg function will be obsolete and calling pcg(A, b,...) shall be replaced by </text:span>conjgrad<text:span text:style-name="T2">(A, b, “pcg”,...).</text:span></text:p>
        <text:p text:style-name="P3"/>
        <text:p text:style-name="P5"><text:span text:style-name="T2">By default, </text:span>conjgrad<text:span text:style-name="T2"> selects “bicgstab”.</text:span></text:p>
        <text:p text:style-name="P3"/>
        <text:p text:style-name="P5">The inputs and outputs of conjgrad are the same as Matlab’s pcg, cgs, bicg and bicgstab commands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[x, [flag, [err, [iter, [res]]]]] = </text:span><text:span text:style-name="T5">conjgrad </text:span><text:span text:style-name="T4">(A, b [, method [, tol [, maxIter [, M [, M2 [, x0 [, verbose]]]]]]])</text:span></text:p>
        <text:p text:style-name="P7"><text:span text:style-name="T4">[x, [flag, [err, [iter, [res</text:span><text:span text:style-name="T1">]]]]]</text:span><text:span text:style-name="T4"> = </text:span><text:span text:style-name="T5">conjgrad </text:span><text:span text:style-name="T4">(A, b [, method [, key=value,...]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conjgrad(A, b, “pcg”, tol, maxit, M1, M2,x0)</text:p>
        <text:p text:style-name="P11"><text:span text:style-name="T7">[xcomputed, flag, err, iter, res] = </text:span>conjgrad<text:span text:style-name="T7">(A, b, “cgs”, tol, maxit, M1, M2,x0)</text:span></text:p>
        <text:p text:style-name="P11"><text:span text:style-name="T7">[xcomputed, flag, err, iter, res] = </text:span>conjgrad<text:span text:style-name="T7">(A, b, “bicg”, tol, maxit, M1,M2,x0)</text:span></text:p>
        <text:p text:style-name="P11"><text:span text:style-name="T7">[xcomputed, flag, err, iter, res] = </text:span>conjgrad<text:span text:style-name="T7">(A, b,“bicgstab”,tol,maxit,M1,M2,x0)</text:span></text:p>
        <text:p text:style-name="P11"/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conjgrad(A, b) // Selects bicgstab</text:p>
        <text:p text:style-name="P10"><text:span text:style-name="T7">[xcomputed, flag, err, iter, res] = </text:span>conjgrad<text:span text:style-name="T7">(A, b, ”pcg”)</text:span></text:p>
        <text:p text:style-name="P11"><text:span text:style-name="T7">[xcomputed, flag, err, iter, res] = </text:span>conjgrad<text:span text:style-name="T7">(A, b, ”cgs”)</text:span></text:p>
        <text:p text:style-name="P11"><text:span text:style-name="T7">[xcomputed, flag, err, iter, res] = </text:span>conjgrad<text:span text:style-name="T7">(A, b, ”bicg”)</text:span></text:p>
        <text:p text:style-name="P11"><text:span text:style-name="T7">[xcomputed, flag, err, iter, res] = </text:span>conjgrad<text:span text:style-name="T7">(A, b, ”bicgstab”)</text:span></text:p>
        <text:p text:style-name="P11">// xexpected = [0; 0];</text:p>
        <text:p text:style-name="P10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-text-text-text-text-text-text-text-text-text-text-text-text-text-text-text-text-text" style:display-name="Teletype_text_text_text_text_text_text_text_text_text_text_text_text_text_text_text_text_text_text_text_text_text_text_text_text" style:next-style-name="Teletype-text-text-text-text-text-text-text-text-text-text-text-text-text-text-text-text-text-text-text-text-text-text-text-text">
      <style:text-properties style:font-name="DejaVu Sans Mono"/>
    </style:style>
    <style:style style:family="text" style:name="Source-Text-text-text-text-text-text-text-text-text-text-text-text-text-text-text-text-text-text-text-text" style:display-name="Source Text_text_text_text_text_text_text_text_text_text_text_text_text_text_text_text_text_text_text_text" style:next-style-name="Source-Text-text-text-text-text-text-text-text-text-text-text-text-text-text-text-text-text-text-text-text">
      <style:text-properties style:font-name="Courier New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StarSymbol" fo:font-size="9pt"/>
    </style:style>
    <style:style style:family="text" style:name="Teletype-text-text-text-text-text-text-text-text-text-text-text-text-text-text" style:display-name="Teletype_text_text_text_text_text_text_text_text_text_text_text_text_text_text" style:next-style-name="Teletype-text-text-text-text-text-text-text-text-text-text-text-text-text-text">
      <style:text-properties style:font-name="DejaVu Sans Mono"/>
    </style:style>
    <style:style style:family="text" style:name="Internet-link-text-text-text-text-text-text-text-text-text-text-text-text-text-text" style:display-name="Internet link_text_text_text_text_text_text_text_text_text_text_text_text_text_text" style:next-style-name="Internet-link-text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-text-text-text-text-text-text" style:display-name="Bullet Symbols_text_text_text_text_text_text_text_text_text_text_text_text_text_text_text_text_text_text_text" style:next-style-name="Bullet-Symbols-text-text-text-text-text-text-text-text-text-text-text-text-text-text-text-text-text-text-text">
      <style:text-properties style:font-name="OpenSymbol"/>
    </style:style>
    <style:style style:family="text" style:name="Bullet-Symbols-text-text-text-text-text-text-text-text-text-text-text-text-text-text-text-text-text-text-text-text-text-text-text-text" style:display-name="Bullet Symbols_text_text_text_text_text_text_text_text_text_text_text_text_text_text_text_text_text_text_text_text_text_text_text_text" style:next-style-name="Bullet-Symbols-text-text-text-text-text-text-text-text-text-text-text-text-text-text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